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b4b16" draw:textarea-horizontal-align="justify" draw:textarea-vertical-align="middle" draw:auto-grow-height="false" fo:min-height="1.602cm" fo:min-width="2.278cm"/>
    </style:style>
    <style:style style:name="gr2" style:family="graphic" style:parent-style-name="standard">
      <style:graphic-properties draw:stroke="none" draw:fill-color="#859900" draw:textarea-horizontal-align="justify" draw:textarea-vertical-align="middle" draw:auto-grow-height="false" fo:min-height="1.602cm" fo:min-width="2.278cm"/>
    </style:style>
    <style:style style:name="gr3" style:family="graphic" style:parent-style-name="standard">
      <style:graphic-properties draw:stroke="none" draw:fill-color="#073642" draw:textarea-horizontal-align="justify" draw:textarea-vertical-align="middle" draw:auto-grow-height="false" fo:min-height="1.162cm" fo:min-width="0.912cm"/>
    </style:style>
    <style:style style:name="gr4" style:family="graphic" style:parent-style-name="standard">
      <style:graphic-properties draw:stroke="none" draw:fill-color="#268bd2" draw:textarea-horizontal-align="justify" draw:textarea-vertical-align="middle" draw:auto-grow-height="false" fo:min-height="1.162cm" fo:min-width="5.847cm"/>
    </style:style>
    <style:style style:name="gr5" style:family="graphic" style:parent-style-name="standard">
      <style:graphic-properties svg:stroke-color="#4b1f6f" draw:fill-color="#6c71c4" draw:textarea-horizontal-align="justify" draw:textarea-vertical-align="middle" draw:auto-grow-height="false" fo:min-height="2.164cm" fo:min-width="3.5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draw:fill-color="#eee8d5" draw:textarea-horizontal-align="justify" draw:textarea-vertical-align="middle" draw:auto-grow-height="false" fo:min-height="2.322cm" fo:min-width="2.5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b4b16"/>
      <style:paragraph-properties fo:text-align="center"/>
      <style:text-properties style:font-name="Raleway1" fo:font-size="18pt" style:font-size-asian="18pt" style:font-size-complex="18pt"/>
    </style:style>
    <style:style style:name="P3" style:family="paragraph">
      <loext:graphic-properties draw:fill-color="#859900"/>
      <style:paragraph-properties fo:text-align="center"/>
      <style:text-properties style:font-name="Raleway1" fo:font-size="18pt" style:font-size-asian="18pt" style:font-size-complex="18pt"/>
    </style:style>
    <style:style style:name="P4" style:family="paragraph">
      <loext:graphic-properties draw:fill-color="#073642"/>
      <style:paragraph-properties fo:text-align="center"/>
      <style:text-properties fo:color="#839496" fo:font-size="8pt" style:font-size-asian="18pt" style:font-size-complex="18pt"/>
    </style:style>
    <style:style style:name="P5" style:family="paragraph">
      <loext:graphic-properties draw:fill-color="#268bd2"/>
      <style:paragraph-properties fo:text-align="center"/>
      <style:text-properties style:font-name="Raleway1" fo:font-size="18pt" style:font-size-asian="18pt" style:font-size-complex="18pt"/>
    </style:style>
    <style:style style:name="P6" style:family="paragraph">
      <loext:graphic-properties draw:fill-color="#6c71c4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eee8d5"/>
      <style:paragraph-properties fo:text-align="center"/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style:font-name="Raleway1" fo:font-size="18pt" style:font-size-asian="18pt" style:font-size-complex="18pt"/>
    </style:style>
    <style:style style:name="T2" style:family="text">
      <style:text-properties fo:color="#839496" style:font-name="Raleway1" fo:font-size="8pt" style:font-size-asian="18pt" style:font-size-complex="18pt"/>
    </style:style>
    <style:style style:name="T3" style:family="text">
      <style:text-properties style:font-name="Raleway1" fo:font-size="18pt" fo:font-weight="800" style:font-size-asian="18pt" style:font-size-complex="18pt"/>
    </style:style>
    <style:style style:name="T4" style:family="text">
      <style:text-properties fo:color="#839496" style:font-name="Raleway1" fo:font-size="10pt" style:font-size-asian="18pt" style:font-size-complex="18pt"/>
    </style:style>
    <style:style style:name="T5" style:family="text">
      <style:text-properties style:font-name="Raleway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2cm" svg:x="3cm" svg:y="4.996cm">
          <text:p text:style-name="P1"><text:span text:style-name="T1">site</text:span></text:p>
          <text:p text:style-name="P1"><text:span text:style-name="T1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7" draw:id="id7" draw:layer="layout" svg:width="3cm" svg:height="2cm" svg:x="3cm" svg:y="17cm">
          <text:p text:style-name="P1"><text:span text:style-name="T1">site</text:span></text:p>
          <text:p text:style-name="P1"><text:span text:style-name="T1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" draw:id="id3" draw:layer="layout" svg:width="2cm" svg:height="2cm" svg:x="13.1cm" svg:y="8cm">
          <text:p text:style-name="P1"><text:span text:style-name="T2">sapflow</text:span></text:p>
          <text:p text:style-name="P1"><text:span text:style-name="T2">rang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5" draw:layer="layout" svg:width="8.995cm" svg:height="2cm" svg:x="2.005cm" svg:y="2.004cm">
          <text:p text:style-name="P1"><text:span text:style-name="T3">STEP 4</text:span></text:p>
          <text:p text:style-name="P1"><text:span text:style-name="T1">visual check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6" xml:id="id2" draw:id="id2" draw:layer="layout" svg:width="5cm" svg:height="3cm" svg:x="8cm" svg:y="4.5cm">
          <text:p text:style-name="P1"><text:span text:style-name="T1">sfn_mo</text:span><text:span text:style-name="T1">nitor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7" draw:layer="layout" svg:x1="6cm" svg:y1="5.996cm" svg:x2="8cm" svg:y2="6cm" draw:start-shape="id1" draw:start-glue-point="7" draw:end-shape="id2" draw:end-glue-point="3" svg:d="M6000 5996h1000v4h1000" svg:viewBox="0 0 2001 5">
          <text:p/>
        </draw:connector>
        <draw:custom-shape draw:style-name="gr3" draw:text-style-name="P4" xml:id="id4" draw:id="id4" draw:layer="layout" svg:width="2cm" svg:height="2cm" svg:x="13.101cm" svg:y="11.001cm">
          <text:p text:style-name="P1"><text:span text:style-name="T2">me</text:span><text:span text:style-name="T2">tad</text:span><text:span text:style-name="T2">ata</text:span></text:p>
          <text:p text:style-name="P1"><text:span text:style-name="T2">ran</text:span><text:span text:style-name="T2">g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xml:id="id5" draw:id="id5" draw:layer="layout" svg:width="2cm" svg:height="2cm" svg:x="13.102cm" svg:y="14.002cm">
          <text:p text:style-name="P1"><text:span text:style-name="T2">timeseries</text:span></text:p>
          <text:p text:style-name="P1"><text:span text:style-name="T2">check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7" draw:layer="layout" svg:x1="13cm" svg:y1="6cm" svg:x2="14.1cm" svg:y2="8cm" draw:start-shape="id2" draw:start-glue-point="1" draw:end-shape="id3" svg:d="M13000 6000h1100v2000" svg:viewBox="0 0 1101 2001">
          <text:p/>
        </draw:connector>
        <draw:connector draw:style-name="gr7" draw:text-style-name="P1" draw:layer="layout" svg:x1="14.1cm" svg:y1="10cm" svg:x2="14.101cm" svg:y2="11.001cm" draw:start-shape="id3" draw:start-glue-point="8" draw:end-shape="id4" svg:d="M14100 10000v501h1v500" svg:viewBox="0 0 2 1002">
          <text:p/>
        </draw:connector>
        <draw:connector draw:style-name="gr7" draw:text-style-name="P1" draw:layer="layout" svg:x1="14.101cm" svg:y1="13.001cm" svg:x2="14.102cm" svg:y2="14.002cm" draw:start-shape="id4" draw:start-glue-point="8" draw:end-shape="id5" svg:d="M14101 13001v501h1v500" svg:viewBox="0 0 2 1002">
          <text:p/>
        </draw:connector>
        <draw:custom-shape draw:style-name="gr8" draw:text-style-name="P8" xml:id="id6" draw:id="id6" draw:layer="layout" svg:width="3cm" svg:height="3.2cm" svg:x="8cm" svg:y="10.4cm">
          <text:p text:style-name="P1"><text:span text:style-name="T4">text file</text:span></text:p>
          <text:p text:style-name="P1"><text:span text:style-name="T4">(human readable)</text:span></text:p>
          <text:p text:style-name="P1"><text:span text:style-name="T4">- TIMESTAMP</text:span></text:p>
          <text:p text:style-name="P1"><text:span text:style-name="T4">- VAR</text:span></text:p>
          <text:p text:style-name="P1"><text:span text:style-name="T4">- FLA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7" draw:layer="layout" svg:x1="13.1cm" svg:y1="9cm" svg:x2="9.5cm" svg:y2="10.4cm" draw:start-shape="id3" draw:start-glue-point="6" draw:end-shape="id6" draw:end-glue-point="4" svg:d="M13100 9000h-3600v1400" svg:viewBox="0 0 3601 1401">
          <text:p/>
        </draw:connector>
        <draw:connector draw:style-name="gr6" draw:text-style-name="P7" draw:layer="layout" svg:x1="13.101cm" svg:y1="12.001cm" svg:x2="11cm" svg:y2="12cm" draw:start-shape="id4" draw:start-glue-point="6" draw:end-shape="id6" draw:end-glue-point="7" svg:d="M13101 12001h-1050v-1h-1051" svg:viewBox="0 0 2102 2">
          <text:p/>
        </draw:connector>
        <draw:connector draw:style-name="gr6" draw:text-style-name="P7" draw:layer="layout" svg:x1="13.102cm" svg:y1="15.002cm" svg:x2="9.5cm" svg:y2="13.411cm" draw:start-shape="id5" draw:start-glue-point="6" draw:end-shape="id6" draw:end-glue-point="6" svg:d="M13102 15002h-3602v-1591" svg:viewBox="0 0 3603 1592">
          <text:p/>
        </draw:connector>
        <draw:connector draw:style-name="gr6" draw:text-style-name="P7" draw:layer="layout" svg:x1="4.5cm" svg:y1="6.996cm" svg:x2="4.5cm" svg:y2="17cm" draw:start-shape="id1" draw:start-glue-point="6" draw:end-shape="id7" svg:d="M4500 6996v10004" svg:viewBox="0 0 1 10005">
          <text:p/>
        </draw:connector>
        <draw:connector draw:style-name="gr6" draw:text-style-name="P7" draw:layer="layout" svg:x1="8cm" svg:y1="12cm" svg:x2="4.5cm" svg:y2="17cm" draw:start-shape="id6" draw:start-glue-point="5" draw:end-shape="id7" draw:end-glue-point="4" svg:d="M8000 12000h-3500v5000" svg:viewBox="0 0 3501 5001">
          <text:p/>
        </draw:connector>
        <draw:frame draw:style-name="gr9" draw:text-style-name="P9" draw:layer="layout" svg:width="2.949cm" svg:height="0.746cm" svg:x="4.509cm" svg:y="11.359cm">
          <draw:text-box>
            <text:p text:style-name="P1"><text:span text:style-name="T5">update fla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11:39:40.645738769</meta:creation-date>
    <meta:editing-duration>PT4H39M43S</meta:editing-duration>
    <meta:editing-cycles>13</meta:editing-cycles>
    <meta:generator>LibreOffice/5.2.3.2$Linux_X86_64 LibreOffice_project/20m0$Build-2</meta:generator>
    <dc:date>2016-11-18T12:13:57.673025400</dc:date>
    <meta:document-statistic meta:object-count="18"/>
  </office:meta>
</office:document-meta>
</file>